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Standard">
      <style:text-properties fo:color="#c9211e" loext:opacity="100%" fo:background-color="#ffff00"/>
    </style:style>
    <style:style style:name="P4" style:family="paragraph" style:parent-style-name="Standard">
      <style:text-properties fo:font-weight="bold" fo:background-color="#ffff00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fo:background-color="#ffff00" loext:char-shading-value="0"/>
    </style:style>
    <style:style style:name="T6" style:family="text">
      <style:text-properties fo:font-weight="bold" fo:background-color="#ffff00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/></text:p>
      <text:p text:style-name="P4">AULA 7 - Fases da criatividade<text:tab/></text:p>
      <text:p text:style-name="Standard"/>
      <text:p text:style-name="Standard"><text:span text:style-name="T2"/></text:p>
      <text:p text:style-name="Standard"><text:span text:style-name="T2">Questão10</text:span> <text:s/></text:p>
      <text:p text:style-name="Standard"><text:s/></text:p>
      <text:p text:style-name="Standard"><text:s text:c="3"/>Gerar e registrar a maior quantidade possível de ideias ____________.</text:p>
      <text:p text:style-name="Standard"><text:s/></text:p>
      <text:p text:style-name="Standard">1 - torna a busca de uma solução muito mais complexa</text:p>
      <text:p text:style-name="Standard">2 - sobrecarrega o inconsciente</text:p>
      <text:p text:style-name="Standard">3 - atrapalha na definição do problema</text:p>
      <text:p text:style-name="Standard">4 - é prejudicial ao andamento da reunião</text:p>
      <text:p text:style-name="P1">5 - aumenta a chance de se conseguir uma boa solução para o problema</text:p>
      <text:p text:style-name="Standard"><text:s/></text:p>
      <text:p text:style-name="P1">Sua resposta: aumenta a chance de se conseguir uma boa solução para o problema</text:p>
      <text:p text:style-name="Standard">Valor: Resposta Correta</text:p>
      <text:p text:style-name="Standard">Valor recebido: 10.00</text:p>
      <text:p text:style-name="Standard"/>
      <text:p text:style-name="Standard"/>
      <text:p text:style-name="P1"/>
      <text:p text:style-name="P1">Questão4 <text:s/></text:p>
      <text:p text:style-name="P1"><text:s/></text:p>
      <text:p text:style-name="Standard"><text:s text:c="3"/>A maioria das ideias ____________.</text:p>
      <text:p text:style-name="Standard"><text:s/></text:p>
      <text:p text:style-name="P1">1 - não é implementada</text:p>
      <text:p text:style-name="Standard">2 - tem grande apoio interno</text:p>
      <text:p text:style-name="Standard">3 - é implementada facilmente</text:p>
      <text:p text:style-name="Standard">4 - tem grande apoio externo</text:p>
      <text:p text:style-name="Standard">5 - tem o apoio das médias gerências</text:p>
      <text:p text:style-name="Standard"><text:s/></text:p>
      <text:p text:style-name="P1">Sua resposta: não é implementada</text:p>
      <text:p text:style-name="Standard">Valor: Resposta Correta</text:p>
      <text:p text:style-name="Standard">Valor recebido: 10.00</text:p>
      <text:p text:style-name="Standard"/>
      <text:p text:style-name="Standard"/>
      <text:p text:style-name="P1">Questão7 <text:s/></text:p>
      <text:p text:style-name="Standard"><text:s/></text:p>
      <text:p text:style-name="Standard"><text:s text:c="3"/>____________ é fundamental na implantação de uma ideia complexa.</text:p>
      <text:p text:style-name="Standard"><text:s/></text:p>
      <text:p text:style-name="Standard">1 - conhecimento do chefe</text:p>
      <text:p text:style-name="Standard">2 - Uma rede de caminho crítico</text:p>
      <text:p text:style-name="Standard">3 - A duração da primeira reunião</text:p>
      <text:p text:style-name="P1">4 - A definição do problema</text:p>
      <text:p text:style-name="Standard">5 - facilitador</text:p>
      <text:p text:style-name="Standard"><text:s/></text:p>
      <text:p text:style-name="P1">Sua resposta: A definição do problema</text:p>
      <text:p text:style-name="Standard">Valor: Resposta Correta</text:p>
      <text:p text:style-name="Standard">Valor recebido: 10.00</text:p>
      <text:p text:style-name="Standard"/>
      <text:p text:style-name="Standard"/>
      <text:p text:style-name="P1">Questão2 <text:s/></text:p>
      <text:p text:style-name="Standard"><text:s/></text:p>
      <text:p text:style-name="Standard"><text:soft-page-break/><text:s text:c="3"/>As etapas do processo criativo são : ____________.</text:p>
      <text:p text:style-name="Standard"><text:s/></text:p>
      <text:p text:style-name="Standard">1 - definir o problema; gerar ideias; avaliar as ideias</text:p>
      <text:p text:style-name="Standard">2 - definir o problema; colher fatos; gerar ideias</text:p>
      <text:p text:style-name="P1">3 - definir o problema; colher fatos; gerar ideias; incubar as ideias; avaliar as ideias</text:p>
      <text:p text:style-name="Standard">4 - gerar ideias; incubar as ideias; avaliar as ideias</text:p>
      <text:p text:style-name="Standard">5 - definir o problema; colher fatos; gerar ideias; avaliar as ideias</text:p>
      <text:p text:style-name="Standard"><text:s/></text:p>
      <text:p text:style-name="P1">Sua resposta: definir o problema; colher fatos; gerar ideias; incubar as ideias; avaliar as ideias</text:p>
      <text:p text:style-name="Standard">Valor: Resposta Correta</text:p>
      <text:p text:style-name="Standard">Valor recebido: 10.00</text:p>
      <text:p text:style-name="Standard"/>
      <text:p text:style-name="P1"/>
      <text:p text:style-name="P1"/>
      <text:p text:style-name="P1"/>
      <text:p text:style-name="P1">Questão1 <text:s/></text:p>
      <text:p text:style-name="P1"><text:s/></text:p>
      <text:p text:style-name="Standard"><text:s text:c="3"/>Em termos de processo criativo, todas as ideias ____________.</text:p>
      <text:p text:style-name="Standard"><text:s/></text:p>
      <text:p text:style-name="P1">1 - têm igual valor</text:p>
      <text:p text:style-name="Standard">2 - devem ser aprovadas pelo grupo</text:p>
      <text:p text:style-name="Standard">3 - devem ser originais</text:p>
      <text:p text:style-name="Standard">4 - devem ser classificadas</text:p>
      <text:p text:style-name="Standard">5 - têm pesos diferentes</text:p>
      <text:p text:style-name="Standard"><text:s/></text:p>
      <text:p text:style-name="P1">Sua resposta: têm igual valor</text:p>
      <text:p text:style-name="Standard">Valor: Resposta Correta</text:p>
      <text:p text:style-name="Standard">Valor recebido: 10.00</text:p>
      <text:p text:style-name="Standard"/>
      <text:p text:style-name="Standard"><text:s/></text:p>
      <text:p text:style-name="P1">Questão1 <text:s/></text:p>
      <text:p text:style-name="P1"><text:s/></text:p>
      <text:p text:style-name="Standard"><text:s text:c="3"/>Muitas vezes a ansiedade de resolver um problema leva a tentativas de forçar ____________.</text:p>
      <text:p text:style-name="Standard"><text:s/></text:p>
      <text:p text:style-name="Standard">1 - a geração de alternativas</text:p>
      <text:p text:style-name="Standard">2 - a incubação das ideias</text:p>
      <text:p text:style-name="Standard">3 - a aprovação do chefe</text:p>
      <text:p text:style-name="P1">4 - uma solução</text:p>
      <text:p text:style-name="Standard">5 - uma nova reunião</text:p>
      <text:p text:style-name="Standard"><text:s/></text:p>
      <text:p text:style-name="P1">Sua resposta: uma soluçã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2 <text:s/></text:p>
      <text:p text:style-name="Standard"><text:s/></text:p>
      <text:p text:style-name="Standard"><text:s text:c="3"/>Se você colher muitos fatos sobre um problema, eles próprios ____________.</text:p>
      <text:p text:style-name="Standard"><text:s/></text:p>
      <text:p text:style-name="P2">1 - gerarão muitas alternativas</text:p>
      <text:p text:style-name="Standard"><text:soft-page-break/>2 - bloquearão novas ideias</text:p>
      <text:p text:style-name="Standard">3 - devem ser abandonados</text:p>
      <text:p text:style-name="P1">4 - indicarão o caminho da solução</text:p>
      <text:p text:style-name="P2">5 - criarão a maior confusão</text:p>
      <text:p text:style-name="P2"><text:s/></text:p>
      <text:p text:style-name="P2">Sua resposta: criarão a maior confusão</text:p>
      <text:p text:style-name="Standard">Valor: Resposta Errada - Consulte a página 3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Procure gerar ideias ____________ para ter maior chance de acertar.</text:p>
      <text:p text:style-name="Standard"><text:s/></text:p>
      <text:p text:style-name="Standard">1 - somente em sua área de especialização</text:p>
      <text:p text:style-name="Standard">2 - somente em uma ou duas áreas</text:p>
      <text:p text:style-name="Standard">3 - com julgamento imediato</text:p>
      <text:p text:style-name="P1">4 - fora de sua área de especialização</text:p>
      <text:p text:style-name="Standard">5 - com muita cautela</text:p>
      <text:p text:style-name="Standard"><text:s/></text:p>
      <text:p text:style-name="P1">Sua resposta: fora de sua área de especializaçã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<text:s/></text:p>
      <text:p text:style-name="P1">Questão4 <text:s/></text:p>
      <text:p text:style-name="Standard"><text:s/></text:p>
      <text:p text:style-name="Standard"><text:s text:c="3"/>O que está sendo aplicado na indústria ____________ na área de serviços.</text:p>
      <text:p text:style-name="Standard"><text:s/></text:p>
      <text:p text:style-name="P1">1 - pode ser usado</text:p>
      <text:p text:style-name="Standard">2 - não tem aplicação alguma</text:p>
      <text:p text:style-name="Standard">3 - deve sofrer grandes alterações para que possa ser usado</text:p>
      <text:p text:style-name="Standard">4 - dificilmente poderá ser usado</text:p>
      <text:p text:style-name="Standard">5 - não pode ser usado</text:p>
      <text:p text:style-name="P1"><text:s/></text:p>
      <text:p text:style-name="P1">Sua resposta: pode ser usad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5 <text:s/></text:p>
      <text:p text:style-name="Standard"><text:s/></text:p>
      <text:p text:style-name="Standard"><text:s text:c="3"/>Quando tiver muitos dados sobre um problema, procure ____________.</text:p>
      <text:p text:style-name="Standard"><text:s/></text:p>
      <text:p text:style-name="Standard">1 - eliminar os mais fracos</text:p>
      <text:p text:style-name="Standard">2 - "dormir sobre eles"</text:p>
      <text:p text:style-name="P1"><text:soft-page-break/>3 - classificá-los de diversas maneiras</text:p>
      <text:p text:style-name="Standard">4 - descobrir os melhores</text:p>
      <text:p text:style-name="Standard">5 - eliminar os mais caros</text:p>
      <text:p text:style-name="Standard"><text:s/></text:p>
      <text:p text:style-name="P1">Sua resposta: classificá-los de diversas maneir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P1"><text:s/></text:p>
      <text:p text:style-name="Standard"><text:s text:c="3"/>Quando você classifica os dados obtidos, está ____________.</text:p>
      <text:p text:style-name="Standard"><text:s/></text:p>
      <text:p text:style-name="Standard">1 - perdendo seu tempo</text:p>
      <text:p text:style-name="Standard">2 - bloqueando ideias</text:p>
      <text:p text:style-name="Standard">3 - gerando novas ideias</text:p>
      <text:p text:style-name="P1">4 - absorvendo informações</text:p>
      <text:p text:style-name="Standard">5 - se afastando da solução</text:p>
      <text:p text:style-name="Standard"><text:s/></text:p>
      <text:p text:style-name="P1">Sua resposta: absorvendo informaçõ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Depois de definir o problema, colher e classificar muitos fatos, devemos ____________.</text:p>
      <text:p text:style-name="Standard"><text:s/></text:p>
      <text:p text:style-name="P1">1 - gerar ideias para solucionar o problema</text:p>
      <text:p text:style-name="Standard">2 - selecionar os melhores fatos obtidos</text:p>
      <text:p text:style-name="Standard">3 - escolher o fato que soluciona o problema</text:p>
      <text:p text:style-name="Standard">4 - eliminar os fatos irrelevantes</text:p>
      <text:p text:style-name="Standard">5 - colocar em ordem de prioridade os fatos obtidos</text:p>
      <text:p text:style-name="Standard"><text:s/></text:p>
      <text:p text:style-name="P1">Sua resposta: gerar ideias para solucionar o problem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8 <text:s/></text:p>
      <text:p text:style-name="Standard"><text:s/></text:p>
      <text:p text:style-name="Standard"><text:s text:c="3"/>Ao classificar e avaliar as ideias, ____________.</text:p>
      <text:p text:style-name="Standard"><text:s/></text:p>
      <text:p text:style-name="P1">1 - convém ter em mente que a grande maioria delas serão inúteis</text:p>
      <text:p text:style-name="Standard">2 - não se deve eliminar nenhuma das ideias sugeridas</text:p>
      <text:p text:style-name="Standard">3 - escolha de imediato a que lhe parecer a melhor</text:p>
      <text:p text:style-name="Standard"><text:soft-page-break/>4 - lembre-se de que a maioria delas será util</text:p>
      <text:p text:style-name="Standard">5 - nenhum critério de seleção deve ser utilizado, pois pode afetar o trabalho inconsciente</text:p>
      <text:p text:style-name="Standard"><text:s/></text:p>
      <text:p text:style-name="P1">Sua resposta: convém ter em mente que a grande maioria delas serão inútei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Standard"><text:s/></text:p>
      <text:p text:style-name="Standard"><text:s text:c="3"/>A criatividade é um processo que todo o ser humano usa quando ____________.</text:p>
      <text:p text:style-name="Standard"><text:s/></text:p>
      <text:p text:style-name="Standard">1 - freqüenta reuniões</text:p>
      <text:p text:style-name="P1">2 - gera novas ideias</text:p>
      <text:p text:style-name="Standard">3 - defende uma ideia</text:p>
      <text:p text:style-name="Standard">4 - já tem mais idade</text:p>
      <text:p text:style-name="Standard">5 - argumenta sobre um assunto</text:p>
      <text:p text:style-name="Standard"><text:s/></text:p>
      <text:p text:style-name="P1">Sua resposta: gera novas idei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10 <text:s/></text:p>
      <text:p text:style-name="Standard"><text:s/></text:p>
      <text:p text:style-name="Standard"><text:s text:c="3"/>A maioria das pessoas usa o processo criativo ____________ quando gera novas ideias</text:p>
      <text:p text:style-name="Standard"><text:s/></text:p>
      <text:p text:style-name="P2">1 - conscientemente</text:p>
      <text:p text:style-name="Standard">2 - passo a passo</text:p>
      <text:p text:style-name="Standard">3 - em grupo</text:p>
      <text:p text:style-name="Standard">4 - inconscientemente</text:p>
      <text:p text:style-name="Standard">5 - individualizado</text:p>
      <text:p text:style-name="Standard"><text:s/></text:p>
      <text:p text:style-name="P2">Sua resposta: conscientemente</text:p>
      <text:p text:style-name="Standard">Valor: Resposta Errada - Consulte a página 1</text:p>
      <text:p text:style-name="Standard">Valor recebido: 0.00</text:p>
      <text:p text:style-name="Standard"/>
      <text:p text:style-name="Standard"/>
      <text:p text:style-name="Standard"><text:s/></text:p>
      <text:p text:style-name="P2">Questão9 <text:s/></text:p>
      <text:p text:style-name="Standard"><text:s/></text:p>
      <text:p text:style-name="Standard"><text:s text:c="3"/>Aprender a ____________ é importante na implantação de novas ideias.</text:p>
      <text:p text:style-name="Standard"><text:s/></text:p>
      <text:p text:style-name="P2">1 - gerar ideias</text:p>
      <text:p text:style-name="Standard">2 - usar a lógica</text:p>
      <text:p text:style-name="Standard">3 - criticar os outros</text:p>
      <text:p text:style-name="Standard">4 - falar</text:p>
      <text:p text:style-name="Standard">5 - escutar os outros</text:p>
      <text:p text:style-name="Standard"><text:soft-page-break/><text:s/></text:p>
      <text:p text:style-name="P2">Sua resposta: gerar ideias</text:p>
      <text:p text:style-name="Standard">Valor: Resposta Errada - Consulte a página 13</text:p>
      <text:p text:style-name="Standard">Valor recebido: 0.00</text:p>
      <text:p text:style-name="Standard"/>
      <text:p text:style-name="Standard"/>
      <text:p text:style-name="Standard"><text:s/></text:p>
      <text:p text:style-name="P2">Questão2 <text:s/></text:p>
      <text:p text:style-name="Standard"><text:s/></text:p>
      <text:p text:style-name="Standard"><text:s text:c="3"/>É importante lembrar, quando estiver avaliando ideias, que ____________.</text:p>
      <text:p text:style-name="Standard"><text:s/></text:p>
      <text:p text:style-name="Standard">1 - quanto mais rápido for escolhida uma ideia, mais tempo e dinheiro são poupados</text:p>
      <text:p text:style-name="P2">2 - a maioria delas será útil</text:p>
      <text:p text:style-name="Standard">3 - critérios de seleção afetam negativamente o trabalho do inconsciente</text:p>
      <text:p text:style-name="Standard">4 - nenhuma ideia deverá ser descartada</text:p>
      <text:p text:style-name="Standard">5 - a aceitação imediata de uma ideia é tão prejudicial quanto uma rejeição imediata</text:p>
      <text:p text:style-name="Standard"><text:s/></text:p>
      <text:p text:style-name="P2">Sua resposta: a maioria delas será útil</text:p>
      <text:p text:style-name="Standard">Valor: Resposta Errada - Consulte a página 10</text:p>
      <text:p text:style-name="Standard">Valor recebido: 0.00</text:p>
      <text:p text:style-name="P2"/>
      <text:p text:style-name="P2">Questão4 <text:s/></text:p>
      <text:p text:style-name="Standard"><text:s/></text:p>
      <text:p text:style-name="Standard"><text:s text:c="3"/>Aprender a ____________ é importante na implantação de novas ideias.</text:p>
      <text:p text:style-name="Standard"><text:s/></text:p>
      <text:p text:style-name="Standard">1 - gerar ideias</text:p>
      <text:p text:style-name="P2">2 - usar a lógica</text:p>
      <text:p text:style-name="Standard">3 - criticar os outros</text:p>
      <text:p text:style-name="Standard">4 - falar</text:p>
      <text:p text:style-name="Standard">5 - escutar os outros</text:p>
      <text:p text:style-name="Standard"><text:s/></text:p>
      <text:p text:style-name="P2">Sua resposta: usar a lógica</text:p>
      <text:p text:style-name="Standard">Valor: Resposta Errada - Consulte a página 13</text:p>
      <text:p text:style-name="Standard">Valor recebido: 0.00</text:p>
      <text:p text:style-name="Standard"/>
      <text:p text:style-name="P2"/>
      <text:p text:style-name="P2">Questão7 <text:s/></text:p>
      <text:p text:style-name="Standard"><text:s/></text:p>
      <text:p text:style-name="Standard"><text:s text:c="3"/>Assim que for definido o problema, deve-se ____________.</text:p>
      <text:p text:style-name="Standard"><text:s/></text:p>
      <text:p text:style-name="Standard">1 - procurar gerar a maior quantidade possível de ideias</text:p>
      <text:p text:style-name="Standard">2 - deixar que o inconsciente trabalhe sobre as ideias</text:p>
      <text:p text:style-name="Standard">3 - começar logo a procurar soluções para ele</text:p>
      <text:p text:style-name="Standard">4 - levantar muitos fatos</text:p>
      <text:p text:style-name="P2">5 - dividi-lo em pequenas partes</text:p>
      <text:p text:style-name="Standard"><text:s/></text:p>
      <text:p text:style-name="P2">Sua resposta: dividi-lo em pequenas partes</text:p>
      <text:p text:style-name="Standard">Valor: Resposta Errada - Consulte a página 3</text:p>
      <text:p text:style-name="Standard">Valor recebido: 0.0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3:09:39.777348409</meta:creation-date>
    <dc:date>2023-05-20T18:40:15.035690303</dc:date>
    <meta:editing-duration>PT43M4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6" meta:paragraph-count="269" meta:word-count="1128" meta:character-count="6591" meta:non-whitespace-character-count="5480"/>
  </office:meta>
</office:document-meta>
</file>